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a8fa2"/>
    </style:style>
    <style:style style:name="P2" style:family="paragraph" style:parent-style-name="Standard">
      <style:text-properties officeooo:paragraph-rsid="0022f21a"/>
    </style:style>
    <style:style style:name="P3" style:family="paragraph" style:parent-style-name="Standard">
      <style:text-properties fo:font-size="10pt" officeooo:paragraph-rsid="0030b99e" style:font-size-asian="10pt" style:font-size-complex="10pt"/>
    </style:style>
    <style:style style:name="P4" style:family="paragraph" style:parent-style-name="Standard">
      <style:text-properties fo:font-size="10pt" officeooo:paragraph-rsid="001a8fa2" style:font-size-asian="10pt" style:font-size-complex="10pt"/>
    </style:style>
    <style:style style:name="P5" style:family="paragraph" style:parent-style-name="Standard">
      <style:text-properties fo:font-size="10pt" officeooo:paragraph-rsid="001c62fe" style:font-size-asian="10pt" style:font-size-complex="10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-0.9cm" style:auto-text-indent="false" style:page-number="auto" fo:background-color="transparent"/>
      <style:text-properties fo:font-size="10pt" officeooo:paragraph-rsid="001c62fe" style:font-size-asian="10pt" style:font-size-complex="10pt"/>
    </style:style>
    <style:style style:name="P7" style:family="paragraph" style:parent-style-name="Standard">
      <style:text-properties fo:font-size="10pt" officeooo:rsid="001c62fe" officeooo:paragraph-rsid="001c62fe" style:font-size-asian="10pt" style:font-size-complex="10pt"/>
    </style:style>
    <style:style style:name="P8" style:family="paragraph" style:parent-style-name="Standard">
      <style:text-properties fo:font-size="10pt" officeooo:paragraph-rsid="002d6483" style:font-size-asian="10pt" style:font-size-complex="10pt"/>
    </style:style>
    <style:style style:name="P9" style:family="paragraph" style:parent-style-name="Standard">
      <style:text-properties fo:font-size="10pt" officeooo:paragraph-rsid="00436e86" style:font-size-asian="10pt" style:font-size-complex="10pt"/>
    </style:style>
    <style:style style:name="P10" style:family="paragraph" style:parent-style-name="Standard">
      <style:text-properties fo:font-size="10pt" officeooo:paragraph-rsid="0045678d" style:font-size-asian="10pt" style:font-size-complex="10pt"/>
    </style:style>
    <style:style style:name="P11" style:family="paragraph" style:parent-style-name="Standard">
      <style:text-properties fo:font-size="10pt" officeooo:paragraph-rsid="002adff0" style:font-size-asian="10pt" style:font-size-complex="10pt"/>
    </style:style>
    <style:style style:name="P12" style:family="paragraph" style:parent-style-name="Standard">
      <style:text-properties fo:font-size="10pt" fo:font-weight="normal" officeooo:rsid="001fef29" officeooo:paragraph-rsid="001fef29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22653a" officeooo:paragraph-rsid="001c62fe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2adff0" officeooo:paragraph-rsid="002adff0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paragraph-rsid="00436e86" style:font-size-asian="10pt" style:font-weight-asian="normal" style:font-size-complex="10pt" style:font-weight-complex="normal"/>
    </style:style>
    <style:style style:name="P16" style:family="paragraph" style:parent-style-name="Standard">
      <style:text-properties officeooo:paragraph-rsid="0034b683"/>
    </style:style>
    <style:style style:name="P17" style:family="paragraph" style:parent-style-name="Standard">
      <style:text-properties fo:font-size="10pt" officeooo:rsid="002adff0" officeooo:paragraph-rsid="004b7f91" style:font-size-asian="10pt" style:font-size-complex="10pt"/>
    </style:style>
    <style:style style:name="T1" style:family="text">
      <style:text-properties officeooo:rsid="001c62fe"/>
    </style:style>
    <style:style style:name="T2" style:family="text">
      <style:text-properties officeooo:rsid="001a8fa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62fe" style:font-weight-asian="bold" style:font-weight-complex="bold"/>
    </style:style>
    <style:style style:name="T5" style:family="text">
      <style:text-properties fo:font-weight="bold" officeooo:rsid="0030b99e" style:font-weight-asian="bold" style:font-weight-complex="bold"/>
    </style:style>
    <style:style style:name="T6" style:family="text">
      <style:text-properties fo:font-weight="bold" officeooo:rsid="002f13c7" style:font-weight-asian="bold" style:font-weight-complex="bold"/>
    </style:style>
    <style:style style:name="T7" style:family="text">
      <style:text-properties fo:font-weight="bold" officeooo:rsid="0022653a" style:font-weight-asian="bold" style:font-weight-complex="bold"/>
    </style:style>
    <style:style style:name="T8" style:family="text">
      <style:text-properties fo:font-weight="bold" officeooo:rsid="001fef29" style:font-weight-asian="bold" style:font-weight-complex="bold"/>
    </style:style>
    <style:style style:name="T9" style:family="text">
      <style:text-properties fo:font-weight="bold" officeooo:rsid="001e546e" style:font-weight-asian="bold" style:font-weight-complex="bold"/>
    </style:style>
    <style:style style:name="T10" style:family="text">
      <style:text-properties fo:font-weight="bold" officeooo:rsid="002adff0" style:font-weight-asian="bold" style:font-weight-complex="bold"/>
    </style:style>
    <style:style style:name="T11" style:family="text">
      <style:text-properties fo:font-weight="bold" officeooo:rsid="002b2324" style:font-weight-asian="bold" style:font-weight-complex="bold"/>
    </style:style>
    <style:style style:name="T12" style:family="text">
      <style:text-properties fo:font-weight="bold" officeooo:rsid="00226bd4" style:font-weight-asian="bold" style:font-weight-complex="bold"/>
    </style:style>
    <style:style style:name="T13" style:family="text">
      <style:text-properties fo:font-weight="bold" officeooo:rsid="00288bcc" style:font-weight-asian="bold" style:font-weight-complex="bold"/>
    </style:style>
    <style:style style:name="T14" style:family="text">
      <style:text-properties fo:font-weight="bold" officeooo:rsid="002d0d0a" style:font-weight-asian="bold" style:font-weight-complex="bold"/>
    </style:style>
    <style:style style:name="T15" style:family="text">
      <style:text-properties fo:font-weight="bold" officeooo:rsid="002d4bf8" style:font-weight-asian="bold" style:font-weight-complex="bold"/>
    </style:style>
    <style:style style:name="T16" style:family="text">
      <style:text-properties fo:font-weight="bold" officeooo:rsid="0022caea" style:font-weight-asian="bold" style:font-weight-complex="bold"/>
    </style:style>
    <style:style style:name="T17" style:family="text">
      <style:text-properties fo:font-weight="bold" officeooo:rsid="003e8d2e" style:font-weight-asian="bold" style:font-weight-complex="bold"/>
    </style:style>
    <style:style style:name="T18" style:family="text">
      <style:text-properties fo:font-weight="bold" officeooo:rsid="001a8fa2" style:font-weight-asian="bold" style:font-weight-complex="bold"/>
    </style:style>
    <style:style style:name="T19" style:family="text">
      <style:text-properties fo:font-weight="bold" officeooo:rsid="00401314" style:font-weight-asian="bold" style:font-weight-complex="bold"/>
    </style:style>
    <style:style style:name="T20" style:family="text">
      <style:text-properties fo:font-weight="bold" officeooo:rsid="0049158b" style:font-weight-asian="bold" style:font-weight-complex="bold"/>
    </style:style>
    <style:style style:name="T21" style:family="text">
      <style:text-properties fo:font-weight="bold" officeooo:rsid="004b7f91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c62fe" style:font-weight-asian="normal" style:font-weight-complex="normal"/>
    </style:style>
    <style:style style:name="T24" style:family="text">
      <style:text-properties fo:font-weight="normal" officeooo:rsid="001e546e" style:font-weight-asian="normal" style:font-weight-complex="normal"/>
    </style:style>
    <style:style style:name="T25" style:family="text">
      <style:text-properties fo:font-weight="normal" officeooo:rsid="0022653a" style:font-weight-asian="normal" style:font-weight-complex="normal"/>
    </style:style>
    <style:style style:name="T26" style:family="text">
      <style:text-properties fo:font-weight="normal" officeooo:rsid="0028580a" style:font-weight-asian="normal" style:font-weight-complex="normal"/>
    </style:style>
    <style:style style:name="T27" style:family="text">
      <style:text-properties fo:font-weight="normal" officeooo:rsid="002adff0" style:font-weight-asian="normal" style:font-weight-complex="normal"/>
    </style:style>
    <style:style style:name="T28" style:family="text">
      <style:text-properties fo:font-weight="normal" officeooo:rsid="001fef29" style:font-weight-asian="normal" style:font-weight-complex="normal"/>
    </style:style>
    <style:style style:name="T29" style:family="text">
      <style:text-properties fo:font-weight="normal" officeooo:rsid="00219203" style:font-weight-asian="normal" style:font-weight-complex="normal"/>
    </style:style>
    <style:style style:name="T30" style:family="text">
      <style:text-properties fo:font-weight="normal" officeooo:rsid="002da63a" style:font-weight-asian="normal" style:font-weight-complex="normal"/>
    </style:style>
    <style:style style:name="T31" style:family="text">
      <style:text-properties fo:font-weight="normal" officeooo:rsid="00266fd3" style:font-weight-asian="normal" style:font-weight-complex="normal"/>
    </style:style>
    <style:style style:name="T32" style:family="text">
      <style:text-properties fo:font-weight="normal" officeooo:rsid="00364c87" style:font-weight-asian="normal" style:font-weight-complex="normal"/>
    </style:style>
    <style:style style:name="T33" style:family="text">
      <style:text-properties fo:font-weight="normal" officeooo:rsid="002d0d0a" style:font-weight-asian="normal" style:font-weight-complex="normal"/>
    </style:style>
    <style:style style:name="T34" style:family="text">
      <style:text-properties fo:font-weight="normal" officeooo:rsid="002d4bf8" style:font-weight-asian="normal" style:font-weight-complex="normal"/>
    </style:style>
    <style:style style:name="T35" style:family="text">
      <style:text-properties fo:font-weight="normal" officeooo:rsid="00335fc6" style:font-weight-asian="normal" style:font-weight-complex="normal"/>
    </style:style>
    <style:style style:name="T36" style:family="text">
      <style:text-properties fo:font-weight="normal" officeooo:rsid="002d6483" style:font-weight-asian="normal" style:font-weight-complex="normal"/>
    </style:style>
    <style:style style:name="T37" style:family="text">
      <style:text-properties fo:font-weight="normal" officeooo:rsid="0029232b" style:font-weight-asian="normal" style:font-weight-complex="normal"/>
    </style:style>
    <style:style style:name="T38" style:family="text">
      <style:text-properties fo:font-weight="normal" officeooo:rsid="0022caea" style:font-weight-asian="normal" style:font-weight-complex="normal"/>
    </style:style>
    <style:style style:name="T39" style:family="text">
      <style:text-properties fo:font-weight="normal" officeooo:rsid="00353232" style:font-weight-asian="normal" style:font-weight-complex="normal"/>
    </style:style>
    <style:style style:name="T40" style:family="text">
      <style:text-properties fo:font-weight="normal" officeooo:rsid="003435ea" style:font-weight-asian="normal" style:font-weight-complex="normal"/>
    </style:style>
    <style:style style:name="T41" style:family="text">
      <style:text-properties fo:font-weight="normal" officeooo:rsid="003e8d2e" style:font-weight-asian="normal" style:font-weight-complex="normal"/>
    </style:style>
    <style:style style:name="T42" style:family="text">
      <style:text-properties fo:font-weight="normal" officeooo:rsid="0045678d" style:font-weight-asian="normal" style:font-weight-complex="normal"/>
    </style:style>
    <style:style style:name="T43" style:family="text">
      <style:text-properties fo:font-weight="normal" officeooo:rsid="0046df4b" style:font-weight-asian="normal" style:font-weight-complex="normal"/>
    </style:style>
    <style:style style:name="T44" style:family="text">
      <style:text-properties fo:font-weight="normal" officeooo:rsid="001a8fa2" style:font-weight-asian="normal" style:font-weight-complex="normal"/>
    </style:style>
    <style:style style:name="T45" style:family="text">
      <style:text-properties fo:font-weight="normal" officeooo:rsid="00365c5e" style:font-weight-asian="normal" style:font-weight-complex="normal"/>
    </style:style>
    <style:style style:name="T46" style:family="text">
      <style:text-properties fo:font-weight="normal" officeooo:rsid="0048748e" style:font-weight-asian="normal" style:font-weight-complex="normal"/>
    </style:style>
    <style:style style:name="T47" style:family="text">
      <style:text-properties fo:font-weight="normal" officeooo:rsid="0048ae4d" style:font-weight-asian="normal" style:font-weight-complex="normal"/>
    </style:style>
    <style:style style:name="T48" style:family="text">
      <style:text-properties fo:font-weight="normal" officeooo:rsid="004b7f91" style:font-weight-asian="normal" style:font-weight-complex="normal"/>
    </style:style>
    <style:style style:name="T49" style:family="text">
      <style:text-properties fo:font-weight="normal" officeooo:rsid="0049158b" style:font-weight-asian="normal" style:font-weight-complex="normal"/>
    </style:style>
    <style:style style:name="T50" style:family="text">
      <style:text-properties officeooo:rsid="001e546e"/>
    </style:style>
    <style:style style:name="T51" style:family="text">
      <style:text-properties officeooo:rsid="002d6483"/>
    </style:style>
    <style:style style:name="T52" style:family="text">
      <style:text-properties officeooo:rsid="00353232"/>
    </style:style>
    <style:style style:name="T53" style:family="text">
      <style:text-properties fo:font-size="10pt" officeooo:rsid="0024a0d8" style:font-size-asian="10pt" style:font-size-complex="10pt"/>
    </style:style>
    <style:style style:name="T54" style:family="text">
      <style:text-properties fo:font-size="10pt" officeooo:rsid="002da63a" style:font-size-asian="10pt" style:font-size-complex="10pt"/>
    </style:style>
    <style:style style:name="T55" style:family="text">
      <style:text-properties fo:font-size="10pt" fo:font-weight="normal" style:font-size-asian="10pt" style:font-weight-asian="normal" style:font-size-complex="10pt" style:font-weight-complex="normal"/>
    </style:style>
    <style:style style:name="T56" style:family="text">
      <style:text-properties fo:font-size="10pt" fo:font-weight="normal" officeooo:rsid="001a8fa2" style:font-size-asian="10pt" style:font-weight-asian="normal" style:font-size-complex="10pt" style:font-weight-complex="normal"/>
    </style:style>
    <style:style style:name="T57" style:family="text">
      <style:text-properties fo:font-size="10pt" fo:font-weight="normal" officeooo:rsid="001e546e" style:font-size-asian="10pt" style:font-weight-asian="normal" style:font-size-complex="10pt" style:font-weight-complex="normal"/>
    </style:style>
    <style:style style:name="T58" style:family="text">
      <style:text-properties fo:font-size="10pt" fo:font-weight="normal" officeooo:rsid="001c62fe" style:font-size-asian="10pt" style:font-weight-asian="normal" style:font-size-complex="10pt" style:font-weight-complex="normal"/>
    </style:style>
    <style:style style:name="T59" style:family="text">
      <style:text-properties fo:font-size="10pt" fo:font-weight="normal" officeooo:rsid="001fef29" style:font-size-asian="10pt" style:font-weight-asian="normal" style:font-size-complex="10pt" style:font-weight-complex="normal"/>
    </style:style>
    <style:style style:name="T60" style:family="text">
      <style:text-properties fo:font-size="10pt" fo:font-weight="normal" officeooo:rsid="0022f21a" style:font-size-asian="10pt" style:font-weight-asian="normal" style:font-size-complex="10pt" style:font-weight-complex="normal"/>
    </style:style>
    <style:style style:name="T61" style:family="text">
      <style:text-properties fo:font-size="10pt" fo:font-weight="normal" officeooo:rsid="0024a0d8" style:font-size-asian="10pt" style:font-weight-asian="normal" style:font-size-complex="10pt" style:font-weight-complex="normal"/>
    </style:style>
    <style:style style:name="T62" style:family="text">
      <style:text-properties fo:font-size="10pt" fo:font-weight="normal" officeooo:rsid="0022caea" style:font-size-asian="10pt" style:font-weight-asian="normal" style:font-size-complex="10pt" style:font-weight-complex="normal"/>
    </style:style>
    <style:style style:name="T63" style:family="text">
      <style:text-properties fo:font-size="10pt" fo:font-weight="normal" officeooo:rsid="00353232" style:font-size-asian="10pt" style:font-weight-asian="normal" style:font-size-complex="10pt" style:font-weight-complex="normal"/>
    </style:style>
    <style:style style:name="T64" style:family="text">
      <style:text-properties fo:font-size="10pt" fo:font-weight="normal" officeooo:rsid="002d6483" style:font-size-asian="10pt" style:font-weight-asian="normal" style:font-size-complex="10pt" style:font-weight-complex="normal"/>
    </style:style>
    <style:style style:name="T65" style:family="text">
      <style:text-properties fo:font-size="10pt" fo:font-weight="normal" officeooo:rsid="002da63a" style:font-size-asian="10pt" style:font-weight-asian="normal" style:font-size-complex="10pt" style:font-weight-complex="normal"/>
    </style:style>
    <style:style style:name="T66" style:family="text">
      <style:text-properties fo:font-size="10pt" fo:font-weight="normal" officeooo:rsid="00364c87" style:font-size-asian="10pt" style:font-weight-asian="normal" style:font-size-complex="10pt" style:font-weight-complex="normal"/>
    </style:style>
    <style:style style:name="T67" style:family="text">
      <style:text-properties fo:font-size="10pt" fo:font-weight="normal" officeooo:rsid="003e8d2e" style:font-size-asian="10pt" style:font-weight-asian="normal" style:font-size-complex="10pt" style:font-weight-complex="normal"/>
    </style:style>
    <style:style style:name="T68" style:family="text">
      <style:text-properties fo:font-size="10pt" fo:font-weight="normal" officeooo:rsid="004a3a7b" style:font-size-asian="10pt" style:font-weight-asian="normal" style:font-size-complex="10pt" style:font-weight-complex="normal"/>
    </style:style>
    <style:style style:name="T69" style:family="text">
      <style:text-properties fo:font-size="10pt" fo:font-weight="bold" officeooo:rsid="001c62fe" style:font-size-asian="10pt" style:font-weight-asian="bold" style:font-size-complex="10pt" style:font-weight-complex="bold"/>
    </style:style>
    <style:style style:name="T70" style:family="text">
      <style:text-properties fo:font-size="10pt" fo:font-weight="bold" officeooo:rsid="001fef29" style:font-size-asian="10pt" style:font-weight-asian="bold" style:font-size-complex="10pt" style:font-weight-complex="bold"/>
    </style:style>
    <style:style style:name="T71" style:family="text">
      <style:text-properties fo:font-size="10pt" fo:font-weight="bold" officeooo:rsid="0022653a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024a0d8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0401314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02adff0" style:font-size-asian="10pt" style:font-weight-asian="bold" style:font-size-complex="10pt" style:font-weight-complex="bold"/>
    </style:style>
    <style:style style:name="T75" style:family="text">
      <style:text-properties officeooo:rsid="003269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8">1) </text:span><text:span text:style-name="T3">Global understanding of programming approaches </text:span><text:span text:style-name="T5">in </text:span><text:span text:style-name="T6">Javascript</text:span><text:span text:style-name="T3">.</text:span></text:p>
      <text:p text:style-name="P4"><text:span text:style-name="T44"><text:tab/></text:span><text:span text:style-name="T24">a</text:span><text:span text:style-name="T23">) </text:span><text:span text:style-name="T45">V</text:span><text:span text:style-name="T23">ar, let, const, </text:span><text:span text:style-name="T1">Types of data: </text:span><text:span text:style-name="T4">Primitive types (numbers, strings, booleans) Complex types (arrays, objects, maps)</text:span></text:p>
      <text:p text:style-name="P15"><text:span text:style-name="T2"><text:tab/></text:span><text:span text:style-name="T50">b</text:span><text:span text:style-name="T1">) Cycles Operators</text:span><text:span text:style-name="T75">: </text:span><text:span text:style-name="T4">for, while, if(else), do...while.</text:span></text:p>
      <text:p text:style-name="P1"><text:span text:style-name="T56"><text:tab/></text:span><text:span text:style-name="T57">c</text:span><text:span text:style-name="T58">) </text:span><text:span text:style-name="Strong_20_Emphasis"><text:span text:style-name="T55">Data Structures</text:span></text:span><text:span text:style-name="T55">: </text:span><text:span text:style-name="T69">Arrays, Objects, Map</text:span></text:p>
      <text:p text:style-name="P4"><text:span text:style-name="T23"><text:tab/></text:span><text:span text:style-name="T25">d) Operators: </text:span><text:span text:style-name="T7">binar, unar (++), logics (and, or, not), assignment operators ( =, -= ), typeof, ternary operator.</text:span></text:p>
      <text:p text:style-name="P9"><text:span text:style-name="T23"><text:tab/></text:span><text:span text:style-name="T25">e</text:span><text:span text:style-name="T23">) </text:span><text:span text:style-name="T46">Method </text:span><text:span text:style-name="T47">c</text:span><text:span text:style-name="T46">haning</text:span></text:p>
      <text:p text:style-name="P11"><text:span text:style-name="T23"><text:tab/></text:span><text:span text:style-name="T25">f</text:span><text:span text:style-name="T23">) </text:span><text:span text:style-name="T43">Conditions if, else, </text:span><text:span text:style-name="T26">S</text:span><text:span text:style-name="T24">wich, case, </text:span><text:span text:style-name="T43">ternar operators</text:span><text:span text:style-name="T24"><text:line-break/><text:tab/></text:span><text:span text:style-name="T25">g</text:span><text:span text:style-name="T24">) Prototypes (</text:span><text:span text:style-name="T8">ref. </text:span><text:span text:style-name="T9">objects)</text:span></text:p>
      <text:p text:style-name="P10"><text:span text:style-name="T24"><text:tab/></text:span><text:span text:style-name="T41">h</text:span><text:span text:style-name="T27">) Styles of preeting programming (</text:span><text:span text:style-name="T10">camel, sna</text:span><text:span text:style-name="T11">k</text:span><text:span text:style-name="T10">e e.t.c. cases writing, dot comma, other princip</text:span><text:span text:style-name="T11">l</text:span><text:span text:style-name="T10">es</text:span><text:span text:style-name="T27">)</text:span></text:p>
      <text:p text:style-name="P10"><text:span text:style-name="T27"><text:tab/></text:span><text:span text:style-name="T42">i) Classess</text:span><text:span text:style-name="T27"><text:line-break/></text:span><text:span text:style-name="T4">2) Function</text:span><text:span text:style-name="T12">.</text:span></text:p>
      <text:p text:style-name="P6"><text:span text:style-name="T23"><text:tab/><text:tab/>a) </text:span><text:span text:style-name="T28">Usual usage of functions </text:span><text:span text:style-name="T13">(classic, arrows, syntax)</text:span></text:p>
      <text:p text:style-name="P12"><text:tab/>b) Arguments</text:p>
      <text:p text:style-name="P2"><text:span text:style-name="T59"><text:tab/>c) Recurcive functions </text:span><text:span text:style-name="T70">(function factorial(n) {if (n === 0 || n === 1) { return 1 } return n * factorial(n — 1) }</text:span><text:span text:style-name="T71">)</text:span><text:span text:style-name="T59"><text:line-break/><text:tab/>d) Callbacks<text:line-break/><text:tab/></text:span><text:span text:style-name="T60">e) D</text:span><text:span text:style-name="Strong_20_Emphasis"><text:span text:style-name="T60">estructuring assignment</text:span></text:span><text:span text:style-name="T60">. [] </text:span><text:span text:style-name="T61">{}</text:span><text:span text:style-name="T60"><text:line-break/></text:span><text:span text:style-name="T57"><text:tab/></text:span><text:span text:style-name="T60">f) Rest, spread<text:line-break/></text:span><text:span text:style-name="T69">3) Classes </text:span><text:span text:style-name="T72">(</text:span><text:span text:style-name="Strong_20_Emphasis"><text:span text:style-name="T72">o</text:span></text:span><text:span text:style-name="Strong_20_Emphasis"><text:span text:style-name="T53">bject-oriented programming (OOP)</text:span></text:span><text:span text:style-name="T72"> ).</text:span></text:p>
      <text:p text:style-name="P7"><text:span text:style-name="T22"><text:tab/>a) </text:span><text:span text:style-name="T29">Global info</text:span></text:p>
      <text:p text:style-name="P5"><text:span text:style-name="T29"><text:tab/>b) Constructor, </text:span><text:span text:style-name="T30">Context</text:span></text:p>
      <text:p text:style-name="P8"><text:span text:style-name="T29"><text:tab/>c) Methods, properties<text:line-break/><text:tab/>d) Public, vrivate<text:line-break/><text:tab/>e) </text:span><text:span text:style-name="T31">Static<text:line-break/></text:span><text:span text:style-name="T32">4</text:span><text:span text:style-name="T33">) </text:span><text:span text:style-name="T14">HTML, CSS</text:span><text:span text:style-name="T5">.</text:span><text:span text:style-name="T33"><text:line-break/><text:tab/>a) Global structures and tags, Basics of HTML<text:line-break/><text:tab/>b) </text:span><text:span text:style-name="T34">Attributes</text:span><text:span text:style-name="T35"> (id)</text:span><text:span text:style-name="T33"><text:line-break/><text:tab/>c) </text:span><text:span text:style-name="T34">Style and Style C</text:span><text:span text:style-name="T33">lasses<text:line-break/><text:tab/>d) Paragraphs, Lists, Links, Images, </text:span><text:span text:style-name="T34">Tables, Container div, </text:span><text:span text:style-name="T33"><text:line-break/><text:tab/>e) </text:span><text:span text:style-name="T34">DOM Tree </text:span><text:span text:style-name="T15">(Javscript Relation, document.proto)<text:line-break/></text:span><text:span text:style-name="T17">5) Advanced JavaScript</text:span><text:span text:style-name="T41"><text:line-break/><text:tab/>a) Event Loop<text:line-break/><text:tab/>b) Async(await)<text:line-break/><text:tab/>c) Promises(res, rej)<text:line-break/></text:span><text:span text:style-name="T19">6</text:span><text:span text:style-name="T14">) SASS.<text:line-break/><text:tab/></text:span><text:span text:style-name="T33">a) Variables<text:line-break/><text:tab/>b) Nesting<text:line-break/><text:tab/>c) Mixins<text:line-break/><text:tab/>d) Functions<text:line-break/><text:tab/>e) Inheritance<text:line-break/><text:tab/>f) Maps<text:line-break/><text:tab/>g) </text:span><text:span text:style-name="T36">Animation</text:span><text:span text:style-name="T33"><text:line-break/></text:span><text:span text:style-name="T19">7</text:span><text:span text:style-name="T4">) Typescypt.</text:span></text:p>
      <text:p text:style-name="P7"><text:span text:style-name="T22"><text:tab/></text:span><text:span text:style-name="T25">a) Typization</text:span></text:p>
      <text:p text:style-name="P13"><text:tab/>b) types, interfaces</text:p>
      <text:p text:style-name="P5"><text:span text:style-name="T25"><text:tab/>c) </text:span><text:span text:style-name="T37">Generics<text:line-break/></text:span><text:span text:style-name="T19">8</text:span><text:span text:style-name="T16">) React.<text:line-break/><text:tab/></text:span><text:span text:style-name="T39">a) Create react project, npx</text:span><text:span text:style-name="T16"><text:line-break/><text:tab/></text:span><text:span text:style-name="T39">b</text:span><text:span text:style-name="T36">)</text:span><text:span text:style-name="T38"> Components</text:span><text:span text:style-name="T36">: </text:span>Functional Components<text:line-break/><text:tab/><text:span text:style-name="T52">c</text:span><text:span text:style-name="T51">) JSX</text:span></text:p>
      <text:p text:style-name="P16"><text:span text:style-name="T62"><text:tab/></text:span><text:span text:style-name="T63">d</text:span><text:span text:style-name="T64">) </text:span><text:span text:style-name="T65">Props<text:line-break/><text:tab/></text:span><text:span text:style-name="T63">e</text:span><text:span text:style-name="T65">) </text:span><text:span text:style-name="T54">React Hooks</text:span><text:span text:style-name="T65"><text:line-break/><text:tab/></text:span><text:span text:style-name="T63">f</text:span><text:span text:style-name="T65">) Context<text:line-break/><text:tab/></text:span><text:span text:style-name="T63">g</text:span><text:span text:style-name="T65">) <text:s/></text:span><text:span text:style-name="T62">Components</text:span><text:span text:style-name="T64">: </text:span><text:span text:style-name="T65">Class Components<text:line-break/><text:tab/></text:span><text:span text:style-name="T67">h</text:span><text:span text:style-name="T66">) </text:span><text:span text:style-name="Strong_20_Emphasis"><text:span text:style-name="T66">Axios,</text:span></text:span><text:span text:style-name="T66"> </text:span><text:span text:style-name="Strong_20_Emphasis"><text:span text:style-name="T66">Facke API<text:line-break/><text:tab/></text:span></text:span><text:span text:style-name="Strong_20_Emphasis"><text:span text:style-name="T67">i</text:span></text:span><text:span text:style-name="Strong_20_Emphasis"><text:span text:style-name="T66">) Material-UI, Bootstrap<text:line-break/><text:tab/></text:span></text:span><text:span text:style-name="Strong_20_Emphasis"><text:span text:style-name="T68">j) DOM trree</text:span></text:span><text:span text:style-name="Strong_20_Emphasis"><text:span text:style-name="T66"><text:line-break/></text:span></text:span><text:span text:style-name="T73">9)</text:span><text:span text:style-name="T74"> Git.</text:span></text:p>
      <text:p text:style-name="P14"><text:tab/>a) Principes of local wotkout</text:p>
      <text:p text:style-name="P14"><text:tab/>b) Pull, push, branches</text:p>
      <text:p text:style-name="P17"><text:span text:style-name="T22"><text:tab/>c) Commit, pull request<text:line-break/><text:tab/>e) Stash, squash<text:line-break/><text:tab/>f) </text:span><text:span text:style-name="T40">Conflicts<text:line-break/></text:span><text:span text:style-name="T19">10</text:span><text:span text:style-name="T3">) </text:span><text:span text:style-name="T21">Types</text:span><text:span text:style-name="T20"> </text:span><text:span text:style-name="T21">of </text:span><text:span text:style-name="T20">logic</text:span><text:span text:style-name="T3">.<text:line-break/></text:span><text:soft-page-break/><text:span text:style-name="T22"><text:tab/></text:span><text:span text:style-name="T48">a) </text:span><text:span text:style-name="T49">Boolean logic <text:line-break/><text:tab/></text:span><text:span text:style-name="T48">b) HEX logic</text:span><text:span text:style-name="T22"><text:line-break/></text:span><text:span text:style-name="T19">1</text:span><text:span text:style-name="T20">1</text:span><text:span text:style-name="T3">) Soli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04cm" style:type="center"/>
          <style:tab-stop style:position="19.00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04cm" style:type="center"/>
          <style:tab-stop style:position="19.00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76cm" fo:margin-right="0.91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0:15:11.269277241</meta:creation-date>
    <dc:date>2024-10-10T16:38:24.485726250</dc:date>
    <meta:editing-duration>PT2H9S</meta:editing-duration>
    <meta:editing-cycles>44</meta:editing-cycles>
    <meta:generator>LibreOffice/24.2.6.2$Linux_X86_64 LibreOffice_project/420$Build-2</meta:generator>
    <meta:print-date>2024-10-01T13:34:41.449946717</meta:print-date>
    <meta:printed-by>PDF files</meta:printed-by>
    <meta:document-statistic meta:table-count="0" meta:image-count="0" meta:object-count="0" meta:page-count="2" meta:paragraph-count="22" meta:word-count="287" meta:character-count="1869" meta:non-whitespace-character-count="1544"/>
  </office:meta>
</office:document-meta>
</file>